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Georgia" svg:font-family="Georgia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15%" fo:break-before="auto" fo:break-after="auto" style:writing-mode="lr-tb"/>
    </style:style>
    <style:style style:name="P2" style:family="paragraph" style:parent-style-name="Standard" style:master-page-name="Standard">
      <style:paragraph-properties fo:margin-top="0cm" fo:margin-bottom="0cm" loext:contextual-spacing="false" fo:line-height="115%" style:page-number="auto" fo:break-before="auto" fo:break-after="auto" style:writing-mode="lr-tb"/>
    </style:style>
    <style:style style:name="T1" style:family="text">
      <style:text-properties fo:color="#0000ff"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olar84</text:p>
      <text:p text:style-name="P1"/>
      <text:p text:style-name="P1">Skoro znaczną część naszej redakcji dopadł szał na „Girls und Panzer”, to i ja dorzucę kilka słów od siebie. O tym anime słyszałem od jakiego czasu, ale jakoś nigdy nie mogłem się zebrać, żeby je obejrzeć. W każdym razie na początku roku zaczęto je u nas propagować – głównie robiła to Cahan, która zakochała się w „Katiuszy” – i w końcu zmusiłem się, by również to obejrzeć. Co najzabawniejsze – spodobało mi się. </text:p>
      <text:p text:style-name="P1"/>
      <text:p text:style-name="P1">Zanim jednak zacznie się rzucanie różnymi argumentami, na jakim to absurdalnym założeniu oparty jest sens tego wynalazku, to jasno należy stwierdzić – i o to właśnie chodzi! Jeżeli ktoś chciałby przyłożyć do siebie logikę i „Girls und Panzer”, to te dwa obrazy praktycznie nigdzie by się ze sobą nie pokrywały. Mamy tu do czynienia wyłącznie z czystą rozrywką, przy której można spokojnie odłączyć myślenie i zwyczajnie się zrelaksować. A w tym pomagają całkiem widowiskowe bitwy, przerysowane do granic postacie, zadziwiająco dokładnie odwzorowane czołgi z czasów drugiej wojny światowej i przede wszystkim muzyka.</text:p>
      <text:p text:style-name="P1"/>
      <text:p text:style-name="P1">Na tym zresztą chciałbym się skupić w swoim krótkim dodatku do redakcyjnej oceny, gdyż w mojej opinii właśnie ścieżka dźwiękowa jest najmocniejszym elementem tego anime. Znajdziemy w nim nie tylko sporo doskonale pasujących do poszczególnych scen kompozycji własnych, ale przede wszystkim zaadaptowane wersje klasycznych marszy i pieśni wojskowych. Przyznaję bez bicia, iż praktycznie każda została umieszczona w idealnym dla siebie miejscu. Bo czyż może być coś lepszego niż nocny obóz radzieckich czołgów, który obserwujemy do wtóru dźwięków <text:a xlink:type="simple" xlink:href="https://www.youtube.com/watch?v=AaGlB5jeD0I" text:style-name="Internet_20_link" text:visited-style-name="Visited_20_Internet_20_Link">„</text:a><text:a xlink:type="simple" xlink:href="https://www.youtube.com/watch?v=AaGlB5jeD0I" text:style-name="Internet_20_link" text:visited-style-name="Visited_20_Internet_20_Link">Poluszko</text:a><text:a xlink:type="simple" xlink:href="https://www.youtube.com/watch?v=AaGlB5jeD0I" text:style-name="Internet_20_link" text:visited-style-name="Visited_20_Internet_20_Link">-</text:a><text:a xlink:type="simple" xlink:href="https://www.youtube.com/watch?v=AaGlB5jeD0I" text:style-name="Internet_20_link" text:visited-style-name="Visited_20_Internet_20_Link">pole</text:a><text:a xlink:type="simple" xlink:href="https://www.youtube.com/watch?v=AaGlB5jeD0I" text:style-name="Internet_20_link" text:visited-style-name="Visited_20_Internet_20_Link">”</text:a>? A czy jest odpowiedniejsza melodia dla czołgów brytyjskich niż <text:a xlink:type="simple" xlink:href="https://www.youtube.com/watch?v=AvU8LaE0-xw" text:style-name="Internet_20_link" text:visited-style-name="Visited_20_Internet_20_Link">„</text:a><text:a xlink:type="simple" xlink:href="https://www.youtube.com/watch?v=AvU8LaE0-xw" text:style-name="Internet_20_link" text:visited-style-name="Visited_20_Internet_20_Link">British</text:a><text:a xlink:type="simple" xlink:href="https://www.youtube.com/watch?v=AvU8LaE0-xw" text:style-name="Internet_20_link" text:visited-style-name="Visited_20_Internet_20_Link"> </text:a><text:a xlink:type="simple" xlink:href="https://www.youtube.com/watch?v=AvU8LaE0-xw" text:style-name="Internet_20_link" text:visited-style-name="Visited_20_Internet_20_Link">Grenadiers</text:a><text:a xlink:type="simple" xlink:href="https://www.youtube.com/watch?v=AvU8LaE0-xw" text:style-name="Internet_20_link" text:visited-style-name="Visited_20_Internet_20_Link">”</text:a>? Stada amerykańskich shermanów przemieszczają się przy <text:a xlink:type="simple" xlink:href="https://www.youtube.com/watch?v=10vnuku2VrI" text:style-name="Internet_20_link" text:visited-style-name="Visited_20_Internet_20_Link">„</text:a><text:a xlink:type="simple" xlink:href="https://www.youtube.com/watch?v=10vnuku2VrI" text:style-name="Internet_20_link" text:visited-style-name="Visited_20_Internet_20_Link">The</text:a><text:a xlink:type="simple" xlink:href="https://www.youtube.com/watch?v=10vnuku2VrI" text:style-name="Internet_20_link" text:visited-style-name="Visited_20_Internet_20_Link"> </text:a><text:a xlink:type="simple" xlink:href="https://www.youtube.com/watch?v=10vnuku2VrI" text:style-name="Internet_20_link" text:visited-style-name="Visited_20_Internet_20_Link">Battle</text:a><text:a xlink:type="simple" xlink:href="https://www.youtube.com/watch?v=10vnuku2VrI" text:style-name="Internet_20_link" text:visited-style-name="Visited_20_Internet_20_Link"> </text:a><text:a xlink:type="simple" xlink:href="https://www.youtube.com/watch?v=10vnuku2VrI" text:style-name="Internet_20_link" text:visited-style-name="Visited_20_Internet_20_Link">Hymn</text:a><text:a xlink:type="simple" xlink:href="https://www.youtube.com/watch?v=10vnuku2VrI" text:style-name="Internet_20_link" text:visited-style-name="Visited_20_Internet_20_Link"> </text:a><text:a xlink:type="simple" xlink:href="https://www.youtube.com/watch?v=10vnuku2VrI" text:style-name="Internet_20_link" text:visited-style-name="Visited_20_Internet_20_Link">of</text:a><text:a xlink:type="simple" xlink:href="https://www.youtube.com/watch?v=10vnuku2VrI" text:style-name="Internet_20_link" text:visited-style-name="Visited_20_Internet_20_Link"> </text:a><text:a xlink:type="simple" xlink:href="https://www.youtube.com/watch?v=10vnuku2VrI" text:style-name="Internet_20_link" text:visited-style-name="Visited_20_Internet_20_Link">the</text:a><text:a xlink:type="simple" xlink:href="https://www.youtube.com/watch?v=10vnuku2VrI" text:style-name="Internet_20_link" text:visited-style-name="Visited_20_Internet_20_Link"> </text:a><text:a xlink:type="simple" xlink:href="https://www.youtube.com/watch?v=10vnuku2VrI" text:style-name="Internet_20_link" text:visited-style-name="Visited_20_Internet_20_Link">Republic</text:a><text:a xlink:type="simple" xlink:href="https://www.youtube.com/watch?v=10vnuku2VrI" text:style-name="Internet_20_link" text:visited-style-name="Visited_20_Internet_20_Link">”</text:a>, a włoskie maszyny płoną, kiedy z głośników leci <text:a xlink:type="simple" xlink:href="https://www.youtube.com/watch?v=_j-TU5f7FjQ" text:style-name="Internet_20_link" text:visited-style-name="Visited_20_Internet_20_Link">„</text:a><text:a xlink:type="simple" xlink:href="https://www.youtube.com/watch?v=_j-TU5f7FjQ" text:style-name="Internet_20_link" text:visited-style-name="Visited_20_Internet_20_Link">Il</text:a><text:a xlink:type="simple" xlink:href="https://www.youtube.com/watch?v=_j-TU5f7FjQ" text:style-name="Internet_20_link" text:visited-style-name="Visited_20_Internet_20_Link"> </text:a><text:a xlink:type="simple" xlink:href="https://www.youtube.com/watch?v=_j-TU5f7FjQ" text:style-name="Internet_20_link" text:visited-style-name="Visited_20_Internet_20_Link">canto</text:a><text:a xlink:type="simple" xlink:href="https://www.youtube.com/watch?v=_j-TU5f7FjQ" text:style-name="Internet_20_link" text:visited-style-name="Visited_20_Internet_20_Link"> </text:a><text:a xlink:type="simple" xlink:href="https://www.youtube.com/watch?v=_j-TU5f7FjQ" text:style-name="Internet_20_link" text:visited-style-name="Visited_20_Internet_20_Link">degli</text:a><text:a xlink:type="simple" xlink:href="https://www.youtube.com/watch?v=_j-TU5f7FjQ" text:style-name="Internet_20_link" text:visited-style-name="Visited_20_Internet_20_Link"> </text:a><text:a xlink:type="simple" xlink:href="https://www.youtube.com/watch?v=_j-TU5f7FjQ" text:style-name="Internet_20_link" text:visited-style-name="Visited_20_Internet_20_Link">Arditi</text:a><text:a xlink:type="simple" xlink:href="https://www.youtube.com/watch?v=_j-TU5f7FjQ" text:style-name="Internet_20_link" text:visited-style-name="Visited_20_Internet_20_Link">”</text:a>.</text:p>
      <text:p text:style-name="P1"/>
      <text:p text:style-name="P1">Przysłowiową wisienkę na torcie stanowią jednak utwory niemiecki i radziecki. Ten pierwszy to rzecz oczywista <text:a xlink:type="simple" xlink:href="https://www.youtube.com/watch?v=E9c8C2K-TtE" text:style-name="Internet_20_link" text:visited-style-name="Visited_20_Internet_20_Link">„</text:a><text:a xlink:type="simple" xlink:href="https://www.youtube.com/watch?v=E9c8C2K-TtE" text:style-name="Internet_20_link" text:visited-style-name="Visited_20_Internet_20_Link">Panzerlied</text:a><text:a xlink:type="simple" xlink:href="https://www.youtube.com/watch?v=E9c8C2K-TtE" text:style-name="Internet_20_link" text:visited-style-name="Visited_20_Internet_20_Link">”</text:a> – kto oglądał stary film wojenny „Bitwa o Ardeny”, z całą pewnością natychmiast po usłyszeniu pierwszych taktów tego wspaniałego marsza zacznie wybijać rytm obcasem i śpiewać. Niestety (albo stety) w anime nie zdecydowano się na dodanie wokalu. Chociaż może to i dobrze, gdyż do niego zdecydowanie potrzebne są męskie głosy. Na całe szczęście nie dotyczy to największego muzycznego hitu „Girls und Panzer” czyli <text:a xlink:type="simple" xlink:href="https://www.youtube.com/watch?v=rIY36UbDbQQ" text:style-name="Internet_20_link" text:visited-style-name="Visited_20_Internet_20_Link">„</text:a><text:a xlink:type="simple" xlink:href="https://www.youtube.com/watch?v=rIY36UbDbQQ" text:style-name="Internet_20_link" text:visited-style-name="Visited_20_Internet_20_Link">Katiuszy</text:a><text:a xlink:type="simple" xlink:href="https://www.youtube.com/watch?v=rIY36UbDbQQ" text:style-name="Internet_20_link" text:visited-style-name="Visited_20_Internet_20_Link">”</text:a>. Tutaj damskie wokale śpiewające ten nieśmiertelny przebój (po rosyjsku z japońskim akcentem) brzmią po prostu uroczo. Pamiętajcie jednak o jednym – jeżeli zdecydujecie się oglądać ten cudowny absurd, to róbcie to bez angielskiego dubbingu – w tej wersji z powodów prawnych „Katiusza” musiała zostać zastąpiona przez <text:a xlink:type="simple" xlink:href="https://www.youtube.com/watch?v=3NFpfa6I0JY" text:style-name="Internet_20_link" text:visited-style-name="Visited_20_Internet_20_Link">„</text:a><text:a xlink:type="simple" xlink:href="https://www.youtube.com/watch?v=3NFpfa6I0JY" text:style-name="Internet_20_link" text:visited-style-name="Visited_20_Internet_20_Link">Korobeiniki</text:a>”. Tak, to muzyczka z „Tetrisa”. I chociaż również jest to ładny utwór, to jednak w porównaniu do tego z japońskiej wersji przegrywa porównanie na każdym polu.</text:p>
      <text:p text:style-name="P1"/>
      <text:p text:style-name="P1">Na tym zakończę swoje rozważania o ścieżce dźwiękowej GuP, żegnając się z czytelnikami niezastąpionym „Panzer Vor!”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Georgia" svg:font-family="Georgia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.353cm" loext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Calibri" fo:font-family="Calibri" fo:font-size="11pt" fo:font-style="normal" style:text-underline-style="none" fo:font-weight="normal" style:font-name-asian="Calibri" style:font-family-asian="Calibri" style:font-size-asian="11pt" style:font-style-asian="normal" style:font-weight-asian="normal" style:font-name-complex="Calibri" style:font-family-complex="Calibri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Heading_20_1" style:display-name="Heading 1" style:family="paragraph" style:parent-style-name="Standard" style:class="text">
      <style:paragraph-properties fo:margin-top="0.847cm" fo:margin-bottom="0.212cm" loext:contextual-spacing="false" fo:line-height="115%" fo:keep-together="always" fo:break-before="auto" fo:break-after="auto" fo:keep-with-next="always" style:writing-mode="lr-tb"/>
      <style:text-properties fo:font-size="24pt" fo:font-weight="bold" style:font-size-asian="24pt" style:font-weight-asian="bold" style:font-size-complex="24pt" style:font-weight-complex="bold"/>
    </style:style>
    <style:style style:name="Heading_20_2" style:display-name="Heading 2" style:family="paragraph" style:parent-style-name="Standard" style:class="text">
      <style:paragraph-properties fo:margin-top="0.635cm" fo:margin-bottom="0.141cm" loext:contextual-spacing="false" fo:line-height="115%" fo:keep-together="always" fo:break-before="auto" fo:break-after="auto" fo:keep-with-next="always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Standard" style:class="text">
      <style:paragraph-properties fo:margin-top="0.494cm" fo:margin-bottom="0.141cm" loext:contextual-spacing="false" fo:line-height="115%" fo:keep-together="always" fo:break-before="auto" fo:break-after="auto" fo:keep-with-next="always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class="text">
      <style:paragraph-properties fo:margin-top="0.423cm" fo:margin-bottom="0.071cm" loext:contextual-spacing="false" fo:line-height="115%" fo:keep-together="always" fo:break-before="auto" fo:break-after="auto" fo:keep-with-next="always" style:writing-mode="lr-tb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class="text">
      <style:paragraph-properties fo:margin-top="0.388cm" fo:margin-bottom="0.071cm" loext:contextual-spacing="false" fo:line-height="115%" fo:keep-together="always" fo:break-before="auto" fo:break-after="auto" fo:keep-with-next="always" style:writing-mode="lr-tb"/>
      <style:text-properties fo:font-size="11pt" fo:font-weight="bold" style:font-size-asian="11pt" style:font-weight-asian="bold" style:font-size-complex="11pt" style:font-weight-complex="bold"/>
    </style:style>
    <style:style style:name="Heading_20_6" style:display-name="Heading 6" style:family="paragraph" style:parent-style-name="Standard" style:class="text">
      <style:paragraph-properties fo:margin-top="0.353cm" fo:margin-bottom="0.071cm" loext:contextual-spacing="false" fo:line-height="115%" fo:keep-together="always" fo:break-before="auto" fo:break-after="auto" fo:keep-with-next="always" style:writing-mode="lr-tb"/>
      <style:text-properties fo:font-size="10pt" fo:font-weight="bold" style:font-size-asian="10pt" style:font-weight-asian="bold" style:font-size-complex="10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847cm" fo:margin-bottom="0.212cm" loext:contextual-spacing="false" fo:line-height="115%" fo:keep-together="always" fo:break-before="auto" fo:break-after="auto" fo:keep-with-next="always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class="chapter">
      <style:paragraph-properties fo:margin-top="0.635cm" fo:margin-bottom="0.141cm" loext:contextual-spacing="false" fo:line-height="115%" fo:keep-together="always" fo:break-before="auto" fo:break-after="auto" fo:keep-with-next="always" style:writing-mode="lr-tb"/>
      <style:text-properties fo:color="#666666" style:font-name="Georgia" fo:font-family="Georgia" fo:font-size="24pt" fo:font-style="italic" style:font-name-asian="Georgia" style:font-family-asian="Georgia" style:font-size-asian="24pt" style:font-style-asian="italic" style:font-name-complex="Georgia" style:font-family-complex="Georgia" style:font-size-complex="24pt" style:font-style-complex="italic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2.2$Windows_x86 LibreOffice_project/d3bf12ecb743fc0d20e0be0c58ca359301eb705f</meta:generator>
    <dc:title/>
    <meta:initial-creator/>
    <meta:editing-cycles>2</meta:editing-cycles>
    <dc:date>2016-05-27T21:18:03.326000000</dc:date>
    <meta:editing-duration>PT15M44S</meta:editing-duration>
    <meta:document-statistic meta:table-count="0" meta:image-count="0" meta:object-count="0" meta:page-count="1" meta:paragraph-count="6" meta:word-count="441" meta:character-count="2994" meta:non-whitespace-character-count="2551"/>
  </office:meta>
</office:document-meta>
</file>